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P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text:span>This Action sets a new active page: the previous page will be hidden and the new page will be displayed.</text:span></text:p><text:p text:style-name="Standard"/>

            
                <text:list xml:id="list_ShowPage2" text:continue-numbering="true" text:continue-list="list_ShowP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Page5"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ext:span>The name of the new page to be display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Page6" text:continue-numbering="true" text:continue-list="list_ShowPag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Page7" text:continue-numbering="true" text:continue-list="list_ShowPag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Page8" text:continue-numbering="true" text:continue-list="list_ShowPag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Page9" text:continue-numbering="true" text:continue-list="list_ShowPag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Page10" text:continue-numbering="true" text:continue-list="list_ShowP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Page3" text:continue-numbering="true" text:continue-list="list_ShowPage2" text:style-name="Outline">
                    <text:list-item>
                        <text:list>
                            <text:list-item>
                                <text:h text:style-name="Heading_20_2" text:outline-level="2">Inputs</text:h>
                            </text:list-item>
                        </text:list>
                    </text:list-item>
                </text:list>

                
                            <text:list xml:id="list_ShowPage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Page4" text:continue-numbering="true" text:continue-list="list_ShowPage3" text:style-name="Outline">
                    <text:list-item>
                        <text:list>
                            <text:list-item>
                                <text:h text:style-name="Heading_20_2" text:outline-level="2">Outputs</text:h>
                            </text:list-item>
                        </text:list>
                    </text:list-item>
                </text:list>

                
                            <text:list xml:id="list_ShowPag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